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4000000F926EA8CF9D07CF7D2.png" manifest:media-type="image/png"/>
  <manifest:file-entry manifest:full-path="Pictures/10000000000000980000001992DE5BF8E63C2C4E.png" manifest:media-type="image/png"/>
  <manifest:file-entry manifest:full-path="Pictures/1000000000000103000000B16C913D49A674C1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261cm"/>
    </style:style>
    <style:style style:name="gr3" style:family="graphic" style:parent-style-name="standard">
      <style:graphic-properties draw:stroke="none" svg:stroke-color="#000000" draw:fill="none" draw:fill-color="#ffffff" fo:min-height="2.129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2.435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55cm" fo:min-width="4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7.359cm" svg:y1="7.41cm" svg:x2="9.966cm" svg:y2="7.408cm" draw:start-shape="id1" draw:end-shape="id2" draw:end-glue-point="6" svg:d="M7359 7410l2607-2" svg:viewBox="0 0 2608 3">
          <text:p/>
        </draw:connector>
        <draw:connector draw:style-name="gr1" draw:text-style-name="P1" draw:layer="layout" draw:type="line" svg:x1="14.6cm" svg:y1="10cm" svg:x2="14.606cm" svg:y2="8.572cm" draw:start-shape="id3" draw:start-glue-point="0" draw:end-shape="id2" draw:end-glue-point="7" svg:d="M14600 10000l6-1428" svg:viewBox="0 0 7 1429">
          <text:p/>
        </draw:connector>
        <draw:connector draw:style-name="gr1" draw:text-style-name="P1" draw:layer="layout" draw:type="line" svg:x1="20.022cm" svg:y1="6.632cm" svg:x2="22.5cm" svg:y2="4.944cm" draw:start-shape="id2" draw:start-glue-point="9" draw:end-shape="id4" svg:d="M20022 6632l2478-1688" svg:viewBox="0 0 2479 1689">
          <text:p/>
        </draw:connector>
        <draw:frame draw:style-name="gr2" draw:text-style-name="P3" xml:id="id4" draw:id="id4" draw:layer="layout" svg:width="5.214cm" svg:height="1.511cm" svg:x="22.5cm" svg:y="4.189cm">
          <draw:text-box>
            <text:p text:style-name="P2"><text:span text:style-name="T1">Validatio</text:span><text:span text:style-name="T1">n report</text:span></text:p>
            <text:p text:style-name="P2"><text:span text:style-name="T1">(JSONL)</text:span></text:p>
          </draw:text-box>
        </draw:frame>
        <draw:frame draw:style-name="gr3" draw:text-style-name="P4" xml:id="id5" draw:id="id5" draw:layer="layout" svg:width="5.462cm" svg:height="2.379cm" svg:x="22.35cm" svg:y="8.944cm">
          <draw:text-box>
            <text:p text:style-name="P2"><text:span text:style-name="T1">Normalized </text:span><text:span text:style-name="T1">data</text:span></text:p>
            <text:p text:style-name="P2"><text:span text:style-name="T2">(ready for </text:span><text:span text:style-name="T2">integration)</text:span></text:p>
          </draw:text-box>
        </draw:frame>
        <draw:connector draw:style-name="gr1" draw:text-style-name="P1" draw:layer="layout" draw:type="line" svg:x1="19.246cm" svg:y1="7.408cm" svg:x2="22.35cm" svg:y2="10.133cm" draw:start-shape="id2" draw:start-glue-point="8" draw:end-shape="id5" svg:d="M19246 7408l3104 2725" svg:viewBox="0 0 3105 2726">
          <text:p/>
        </draw:connector>
        <draw:g>
          <draw:frame draw:style-name="gr4" draw:text-style-name="P1" draw:layer="layout" svg:width="5.717cm" svg:height="3.906cm" svg:x="1.447cm" svg:y="5.994cm">
            <draw:image xlink:href="Pictures/1000000000000103000000B16C913D49A674C18F.png" xlink:type="simple" xlink:show="embed" xlink:actuate="onLoad">
              <text:p/>
            </draw:image>
          </draw:frame>
          <draw:frame draw:style-name="gr4" draw:text-style-name="P1" draw:layer="layout" svg:width="3.928cm" svg:height="0.644cm" svg:x="2.356cm" svg:y="5.213cm">
            <draw:image xlink:href="Pictures/10000000000000980000001992DE5BF8E63C2C4E.png" xlink:type="simple" xlink:show="embed" xlink:actuate="onLoad">
              <text:p/>
            </draw:image>
          </draw:frame>
        </draw:g>
        <draw:frame draw:style-name="gr5" draw:text-style-name="P5" draw:layer="layout" svg:width="3.515cm" svg:height="2.685cm" svg:x="2.689cm" svg:y="10.026cm">
          <draw:text-box>
            <text:p text:style-name="P2"><text:span text:style-name="T3">Input data</text:span></text:p>
            <text:p text:style-name="P2"><text:span text:style-name="T4">(csv, shp, gml, pdf, xml...)</text:span></text:p>
          </draw:text-box>
        </draw:frame>
        <draw:custom-shape draw:style-name="gr6" draw:text-style-name="P1" xml:id="id1" draw:id="id1" draw:layer="layout" svg:width="5.959cm" svg:height="5.177cm" svg:x="1.4cm" svg:y="4.8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2" draw:id="id2" draw:layer="layout" svg:width="10.056cm" svg:height="3.104cm" svg:x="9.966cm" svg:y="5.468cm">
          <text:p text:style-name="P2"><text:span text:style-name="T5">Validato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1" draw:layer="layout" svg:width="7.302cm" svg:height="6.587cm" svg:x="21.6cm" svg:y="10.513cm">
          <draw:image xlink:href="Pictures/1000000000000114000000F926EA8CF9D07CF7D2.png" xlink:type="simple" xlink:show="embed" xlink:actuate="onLoad">
            <text:p/>
          </draw:image>
        </draw:frame>
        <draw:custom-shape draw:style-name="gr8" draw:text-style-name="P7" xml:id="id3" draw:id="id3" draw:layer="layout" svg:width="5.2cm" svg:height="1.8cm" svg:x="12cm" svg:y="10cm">
          <text:p text:style-name="P2">cnig_PLU_2014</text:p>
          <text:p text:style-name="P2"><text:span text:style-name="T4">(JSON model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9T16:46:05.050163065</meta:creation-date>
    <meta:generator>LibreOffice/5.1.6.2$Linux_X86_64 LibreOffice_project/10m0$Build-2</meta:generator>
    <dc:date>2020-07-15T15:44:05.354822552</dc:date>
    <meta:editing-duration>PT56M4S</meta:editing-duration>
    <meta:editing-cycles>19</meta:editing-cycles>
    <meta:document-statistic meta:object-count="14"/>
  </office:meta>
</office:document-meta>
</file>